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text:span text:style-name="T1"><text:text-input text:description="&lt;o.partner_id.title.name&gt;">&lt;o.partner_id.title.name&gt;</text:text-input></text:span><text:span text:style-name="T1"><text:text-input text:description="&lt;/if&gt;">&lt;/if&gt;</text:text-input></text:span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<text:text-input text:description="&lt;/if&gt;">&lt;/if&gt;</text:text-input></text:p>
      <text:p text:style-name="P4">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Veuillez ci joint le compte rendu de la séance de lase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Vous trouverez<text:text-input text:description="&lt;/if&gt;">&lt;/if&gt;</text:text-input><text:text-input text:description="&lt;if test=&quot;o.honorific is False&quot;&gt;">&lt;if test="o.honorific is False"&gt;</text:text-input>Tu trouvera<text:text-input text:description="&lt;/if&gt;">&lt;/if&gt;</text:text-input> ci-joint le compte rendu pour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).</text:p>
      <text:p text:style-name="P4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/>
      <text:p text:style-name="P5"><text:text-input text:description="&lt;o.header_id.name&gt;">&lt;o.header_id.name&gt;</text:text-input> <text:text-input text:description="&lt;get_selection_item(o,'ods')&gt;">&lt;get_selection_item(o,'ods')&gt;</text:text-input></text:p>
      <text:p text:style-name="P3"/>
      <text:p text:style-name="Text">Anesthésie topique par Tétracaine<text:line-break/>Pose d'un verre de contact Abraham<text:line-break/>Nombre d'impacts: <text:text-input text:description="&lt;o.impact_number&gt;">&lt;o.impact_number&gt;</text:text-input><text:line-break/>Puissance: <text:text-input text:description="&lt;o.laser_power&gt;">&lt;o.laser_power&gt;</text:text-input> mW<text:line-break/></text:p>
      <text:p text:style-name="Text_20_body_20_indent">Traitement post-opératoire: <text:line-break/>TIMOPTOL 0.5% 1 gtte matin et soir <text:line-break/>ACULAR 1 gtte 6X par jour pour 5 jours<text:line-break/>Ordonnance remise au patient</text:p>
      <text:p text:style-name="P3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3-19T14:46:22</dc:date>
    <meta:editing-duration>P1DT56M4S</meta:editing-duration>
    <meta:editing-cycles>165</meta:editing-cycles>
    <dc:creator>L. FRANCOIS</dc:creator>
    <meta:document-statistic meta:table-count="2" meta:image-count="0" meta:object-count="0" meta:page-count="2" meta:paragraph-count="56" meta:word-count="232" meta:character-count="2453" meta:non-whitespace-character-count="2273"/>
  </office:meta>
</office:document-meta>
</file>